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464521"/>
    </style:style>
    <style:style style:name="P23" style:family="paragraph" style:parent-style-name="Text_20_body">
      <style:paragraph-properties fo:margin-top="0in" fo:margin-bottom="0in" loext:contextual-spacing="false"/>
      <style:text-properties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25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26" style:family="paragraph" style:parent-style-name="Text_20_body_20_indent">
      <style:paragraph-properties fo:padding="0in" fo:border="none"/>
    </style:style>
    <style:style style:name="P27" style:family="paragraph" style:parent-style-name="Standard">
      <style:paragraph-properties fo:padding="0in" fo:border="none"/>
    </style:style>
    <style:style style:name="P28" style:family="paragraph" style:parent-style-name="Text_20_body">
      <style:text-properties officeooo:paragraph-rsid="00577054"/>
    </style:style>
    <style:style style:name="P29" style:family="paragraph" style:parent-style-name="Text_20_body">
      <style:text-properties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1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32" style:family="paragraph" style:parent-style-name="Preformatted_20_Text">
      <style:paragraph-properties fo:margin-left="0.9846in" fo:margin-right="0in" fo:orphans="2" fo:widows="2" fo:text-indent="0in" style:auto-text-indent="false"/>
    </style:style>
    <style:style style:name="P33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font-size="16pt" fo:font-weight="normal" officeooo:rsid="007272c0" officeooo:paragraph-rsid="007272c0" style:font-size-asian="16pt" style:font-weight-asian="normal" style:font-size-complex="16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size="16pt" fo:font-weight="normal" officeooo:rsid="0072e395" officeooo:paragraph-rsid="0072e395" style:font-size-asian="16pt" style:font-weight-asian="normal" style:font-size-complex="16pt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fo:background-color="#ffff00" style:font-size-asian="16pt" style:font-weight-asian="normal" style:font-size-complex="16pt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fo:background-color="#ffff00" style:font-size-asian="16pt" style:font-weight-asian="normal" style:font-size-complex="16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fo:background-color="#ffff00" style:font-size-asian="16pt" style:font-weight-asian="normal" style:font-size-complex="16pt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76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77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78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79" style:family="paragraph" style:parent-style-name="Standard" style:list-style-name="L4">
      <style:paragraph-properties fo:text-align="justify" style:justify-single-word="false"/>
      <style:text-properties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80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font-size="16pt" fo:font-style="italic" fo:font-weight="normal" officeooo:rsid="002a36b7" officeooo:paragraph-rsid="002a36b7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size="16pt" fo:font-style="italic" fo:font-weight="normal" officeooo:rsid="002bdde8" officeooo:paragraph-rsid="002bdde8" style:font-size-asian="16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594f07" officeooo:paragraph-rsid="00594f07" style:font-size-asian="16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754151" officeooo:paragraph-rsid="00754151" style:font-size-asian="16pt" style:font-weight-asian="normal" style:font-size-complex="16pt" style:font-weight-complex="normal"/>
    </style:style>
    <style:style style:name="P87" style:family="paragraph" style:parent-style-name="Standard" style:list-style-name="L3"/>
    <style:style style:name="P88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89" style:family="paragraph" style:parent-style-name="Standard" style:list-style-name="L4"/>
    <style:style style:name="P90" style:family="paragraph" style:parent-style-name="Text_20_body" style:list-style-name="L5">
      <style:paragraph-properties fo:margin-top="0in" fo:margin-bottom="0in" loext:contextual-spacing="false" fo:line-height="100%"/>
      <style:text-properties officeooo:rsid="0060939c" officeooo:paragraph-rsid="0060939c"/>
    </style:style>
    <style:style style:name="P91" style:family="paragraph" style:parent-style-name="Text_20_body" style:list-style-name="L5">
      <style:paragraph-properties fo:margin-top="0in" fo:margin-bottom="0in" loext:contextual-spacing="false" fo:line-height="100%"/>
      <style:text-properties officeooo:paragraph-rsid="005dcf15"/>
    </style:style>
    <style:style style:name="P92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5dcf15" officeooo:paragraph-rsid="0060939c" style:font-size-asian="16pt" style:font-size-complex="16pt"/>
    </style:style>
    <style:style style:name="P93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39c" officeooo:paragraph-rsid="00609abd" style:font-size-asian="16pt" style:font-size-complex="16pt"/>
    </style:style>
    <style:style style:name="P94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abd" officeooo:paragraph-rsid="00609abd" style:font-size-asian="16pt" style:font-size-complex="16pt"/>
    </style:style>
    <style:style style:name="P95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190c9" officeooo:paragraph-rsid="006190c9" style:font-size-asian="16pt" style:font-size-complex="16pt"/>
    </style:style>
    <style:style style:name="P96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190c9" style:font-size-asian="16pt" style:font-size-complex="16pt"/>
    </style:style>
    <style:style style:name="P97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389cc" officeooo:paragraph-rsid="006389cc" style:font-size-asian="16pt" style:font-size-complex="16pt"/>
    </style:style>
    <style:style style:name="P98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99" style:family="paragraph" style:parent-style-name="Text_20_body">
      <style:paragraph-properties fo:margin-top="0in" fo:margin-bottom="0in" loext:contextual-spacing="false"/>
      <style:text-properties fo:font-weight="bold" officeooo:rsid="007344ad" officeooo:paragraph-rsid="007344ad" style:font-weight-asian="bold" style:font-weight-complex="bold"/>
    </style:style>
    <style:style style:name="P100" style:family="paragraph" style:parent-style-name="Text_20_body">
      <style:paragraph-properties fo:margin-top="0in" fo:margin-bottom="0in" loext:contextual-spacing="false"/>
      <style:text-properties fo:font-weight="normal" officeooo:rsid="007344ad" officeooo:paragraph-rsid="007344ad" style:font-weight-asian="normal" style:font-weight-complex="normal"/>
    </style:style>
    <style:style style:name="P101" style:family="paragraph" style:parent-style-name="Heading_20_1">
      <style:paragraph-properties fo:text-align="center" style:justify-single-word="false"/>
    </style:style>
    <style:style style:name="P102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5ef70a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f5817"/>
    </style:style>
    <style:style style:name="T26" style:family="text">
      <style:text-properties style:text-underline-style="solid" style:text-underline-width="auto" style:text-underline-color="font-color" officeooo:rsid="005ef70a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9" style:family="text">
      <style:text-properties fo:font-style="normal" fo:font-weight="normal"/>
    </style:style>
    <style:style style:name="T30" style:family="text">
      <style:text-properties officeooo:rsid="005dcf15"/>
    </style:style>
    <style:style style:name="T31" style:family="text">
      <style:text-properties officeooo:rsid="005ef70a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5dcf15" style:font-size-asian="16pt" style:font-size-complex="16pt"/>
    </style:style>
    <style:style style:name="T34" style:family="text">
      <style:text-properties fo:font-size="16pt" officeooo:rsid="0060939c" style:font-size-asian="16pt" style:font-size-complex="16pt"/>
    </style:style>
    <style:style style:name="T35" style:family="text">
      <style:text-properties officeooo:rsid="006190c9"/>
    </style:style>
    <style:style style:name="T36" style:family="text">
      <style:text-properties officeooo:rsid="0066c88a"/>
    </style:style>
    <style:style style:name="T37" style:family="text">
      <style:text-properties officeooo:rsid="006bd753"/>
    </style:style>
    <style:style style:name="T38" style:family="text">
      <style:text-properties officeooo:rsid="007081be"/>
    </style:style>
    <style:style style:name="T39" style:family="text">
      <style:text-properties officeooo:rsid="007272c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7344ad"/>
    </style:style>
    <style:style style:name="T42" style:family="text">
      <style:text-properties officeooo:rsid="007541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Notes</text:h>
      <text:p text:style-name="P1"/>
      <text:p text:style-name="P28">Chapter 1 &amp;2: Covered by <text:a xlink:type="simple" xlink:href="https://www.youtube.com/playlist?list=PLGLfVvz_LVvSaXCpKS395wbCcmsmgRea7" text:style-name="Internet_20_link" text:visited-style-name="Visited_20_Internet_20_Link">youtube videos</text:a> </text:p>
      <text:p text:style-name="P29">Chapter 3: Operators</text:p>
      <text:p text:style-name="P2"/>
      <text:list xml:id="list8566029204307668724" text:style-name="L1">
        <text:list-item>
          <text:p text:style-name="P35">Categories</text:p>
          <text:list>
            <text:list-item>
              <text:p text:style-name="P35">mathematical</text:p>
              <text:list>
                <text:list-item>
                  <text:p text:style-name="P34">+, -, *, /, %, ++, - -</text:p>
                  <text:list>
                    <text:list-item>
                      <text:p text:style-name="P35">note, differences in incremental change operator:</text:p>
                      <text:list>
                        <text:list-item>
                          <text:p text:style-name="P35">a = j++ // same as a = j ; j = j +1</text:p>
                        </text:list-item>
                        <text:list-item>
                          <text:p text:style-name="P35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relational</text:p>
              <text:list>
                <text:list-item>
                  <text:p text:style-name="P34">==, !=, &lt;, &lt;=, &gt;, &gt;=</text:p>
                </text:list-item>
                <text:list-item>
                  <text:p text:style-name="P35">be careful with only one = for ==,</text:p>
                  <text:list>
                    <text:list-item>
                      <text:p text:style-name="P35">if (a = 3) {BLOCK} will always execute since a is not 0 (0 is false)</text:p>
                    </text:list-item>
                  </text:list>
                </text:list-item>
                <text:list-item>
                  <text:p text:style-name="P36">No boolean type, everything except 0 is True</text:p>
                </text:list-item>
              </text:list>
            </text:list-item>
            <text:list-item>
              <text:p text:style-name="P35">logical</text:p>
              <text:list>
                <text:list-item>
                  <text:p text:style-name="P34">&amp;&amp;, | |, !</text:p>
                </text:list-item>
              </text:list>
            </text:list-item>
            <text:list-item>
              <text:p text:style-name="P35">bitwise</text:p>
              <text:list>
                <text:list-item>
                  <text:p text:style-name="P36">these are applied to one or two integers (same size obviously) , comparing bit by bit <text:s/></text:p>
                </text:list-item>
                <text:list-item>
                  <text:p text:style-name="P34">&amp;, |, ^, ~, &gt;&gt;, &lt;&lt;</text:p>
                </text:list-item>
                <text:list-item>
                  <text:p text:style-name="P36">and, or, xor, negate, shift right (lose right most bit and add a 0 at left), shift left (lose left most, add 0 to right most)</text:p>
                </text:list-item>
                <text:list-item>
                  <text:p text:style-name="P37">So 1111 &amp; 0100 is 0100</text:p>
                </text:list-item>
                <text:list-item>
                  <text:p text:style-name="P37">1111 | 0100 is 1111</text:p>
                </text:list-item>
                <text:list-item>
                  <text:p text:style-name="P37">1111 &gt;&gt; is 0111</text:p>
                </text:list-item>
                <text:list-item>
                  <text:p text:style-name="P37">1111 &lt;&lt; is 1110</text:p>
                </text:list-item>
                <text:list-item>
                  <text:p text:style-name="P37">1111 ^ 0100 is 1011</text:p>
                </text:list-item>
                <text:list-item>
                  <text:p text:style-name="P37">~ 1111 is 0000</text:p>
                </text:list-item>
              </text:list>
            </text:list-item>
            <text:list-item>
              <text:p text:style-name="P35">assignment</text:p>
              <text:list>
                <text:list-item>
                  <text:p text:style-name="P36">special assignment +=, -=, *=, /=, &gt;&gt;=, &lt;&lt;=, &amp;=, ^=, </text:p>
                </text:list-item>
                <text:list-item>
                  <text:p text:style-name="P36">a bit more efficient machine code, don’t overuse</text:p>
                </text:list-item>
              </text:list>
            </text:list-item>
          </text:list>
        </text:list-item>
        <text:list-item>
          <text:p text:style-name="P35">Operators are either unary or binary</text:p>
          <text:list>
            <text:list-item>
              <text:p text:style-name="P35">unary ex: -</text:p>
            </text:list-item>
            <text:list-item>
              <text:p text:style-name="P35"><text:soft-page-break/>binary ex: +</text:p>
            </text:list-item>
            <text:list-item>
              <text:p text:style-name="P35">ternary:</text:p>
              <text:list>
                <text:list-item>
                  <text:p text:style-name="P35">only one of these</text:p>
                </text:list-item>
                <text:list-item>
                  <text:p text:style-name="P35">“Conditional operator”</text:p>
                </text:list-item>
                <text:list-item>
                  <text:p text:style-name="P35">max = x &gt; y ? x : y</text:p>
                </text:list-item>
                <text:list-item>
                  <text:p text:style-name="P35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Text_20_body">Chapter 4</text:p>
      <text:p text:style-name="P7"/>
      <text:p text:style-name="Text_20_body">This stuff is easy: if, else if, else, while loops, do while loops, for loops, switch statement.</text:p>
      <text:p text:style-name="P7"/>
      <text:p text:style-name="Text_20_body">Chapter 5: Compound Data Types</text:p>
      <text:p text:style-name="P3"/>
      <text:list xml:id="list5251490053737538279" text:style-name="L2">
        <text:list-item>
          <text:p text:style-name="P38">Arrays</text:p>
          <text:list>
            <text:list-item>
              <text:p text:style-name="P38">fixed length and of one type, can have arrays of structures</text:p>
            </text:list-item>
            <text:list-item>
              <text:p text:style-name="P38">nice thing is random access (access is constant time)</text:p>
            </text:list-item>
            <text:list-item>
              <text:p text:style-name="P38">Multi <text:span text:style-name="T17">dimensional</text:span> arrays</text:p>
              <text:list>
                <text:list-item>
                  <text:p text:style-name="P38">1d array is just sequence of scalar objects</text:p>
                </text:list-item>
                <text:list-item>
                  <text:p text:style-name="P38">2d is sequence of 1 <text:span text:style-name="T17">dimensional</text:span> array</text:p>
                </text:list-item>
                <text:list-item>
                  <text:p text:style-name="P38">kth is a sequence of k-1 <text:span text:style-name="T17">dimensional</text:span> arrays</text:p>
                </text:list-item>
                <text:list-item>
                  <text:p text:style-name="P38">Syntax:</text:p>
                  <text:list>
                    <text:list-item>
                      <text:p text:style-name="P38"><text:span text:style-name="T1">int </text:span>a<text:span text:style-name="T1">[][2]</text:span> = {<text:span text:style-name="T1">{</text:span>1,<text:span text:style-name="T1">3},</text:span> {<text:span text:style-name="T1">4</text:span>, 2, }};</text:p>
                    </text:list-item>
                    <text:list-item>
                      <text:p text:style-name="P39">so a[1][0] is 4</text:p>
                    </text:list-item>
                    <text:list-item>
                      <text:p text:style-name="P39">3d</text:p>
                      <text:list>
                        <text:list-item>
                          <text:p text:style-name="P75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39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Strings</text:p>
          <text:list>
            <text:list-item>
              <text:p text:style-name="P39">an array of characters with the last being the null byte “\0”</text:p>
            </text:list-item>
            <text:list-item>
              <text:p text:style-name="P39">allows for easy other functions and so we can tell when the string ends…</text:p>
            </text:list-item>
            <text:list-item>
              <text:p text:style-name="P39">also allows a variable length string</text:p>
            </text:list-item>
            <text:list-item>
              <text:p text:style-name="P39">string.h contains some functions</text:p>
              <text:list>
                <text:list-item>
                  <text:p text:style-name="P39">strcpy</text:p>
                </text:list-item>
                <text:list-item>
                  <text:p text:style-name="P39">strcat</text:p>
                </text:list-item>
                <text:list-item>
                  <text:p text:style-name="P39">memcpy (copy of a certain size)</text:p>
                </text:list-item>
                <text:list-item>
                  <text:p text:style-name="P39"><text:soft-page-break/>strcmp</text:p>
                </text:list-item>
                <text:list-item>
                  <text:p text:style-name="P39">memcmp</text:p>
                </text:list-item>
              </text:list>
            </text:list-item>
            <text:list-item>
              <text:p text:style-name="P39">In core formating</text:p>
              <text:list>
                <text:list-item>
                  <text:p text:style-name="P39">%d is integer</text:p>
                </text:list-item>
                <text:list-item>
                  <text:p text:style-name="P39">%f is float</text:p>
                </text:list-item>
                <text:list-item>
                  <text:p text:style-name="P39">%s is string</text:p>
                </text:list-item>
                <text:list-item>
                  <text:p text:style-name="P40">sprintf (same with sscanf)</text:p>
                  <text:list>
                    <text:list-item>
                      <text:p text:style-name="P40">this prints out something and the stores it in first argument</text:p>
                    </text:list-item>
                    <text:list-item>
                      <text:p text:style-name="P40">sprintf(astring, “hi %d”, 3) <text:s/>will store astring as “hi 3”</text:p>
                    </text:list-item>
                  </text:list>
                </text:list-item>
                <text:list-item>
                  <text:p text:style-name="P40">If a string is stored as var x, and you printout x+1, then it will print the string excluding the first letter</text:p>
                  <text:list>
                    <text:list-item>
                      <text:p text:style-name="P40">char x[] = “hello” // <text:span text:style-name="T39">or char *x = “hello”;</text:span></text:p>
                    </text:list-item>
                    <text:list-item>
                      <text:p text:style-name="P40">printf(“%s and %s\n”, x + 1, x+2);</text:p>
                      <text:list>
                        <text:list-item>
                          <text:p text:style-name="P40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40">Note that to store string with scanf, no pointer</text:p>
                  <text:list>
                    <text:list-item>
                      <text:p text:style-name="P40">char name[10];</text:p>
                    </text:list-item>
                    <text:list-item>
                      <text:p text:style-name="P40">scanf(“%s”, name );</text:p>
                    </text:list-item>
                  </text:list>
                </text:list-item>
                <text:list-item>
                  <text:p text:style-name="P70"><text:span text:style-name="T40">Know that strings are weird. You can use char *str without mallocing in any case with is unusual.</text:span> </text:p>
                </text:list-item>
              </text:list>
            </text:list-item>
          </text:list>
        </text:list-item>
        <text:list-item>
          <text:p text:style-name="P38">Structures <text:span text:style-name="T36">(Structs)</text:span></text:p>
          <text:list>
            <text:list-item>
              <text:p text:style-name="P40">Data record, fixed size collection of different variables, </text:p>
              <text:list>
                <text:list-item>
                  <text:p text:style-name="P40">Access “members” (the variables in the structure) with .</text:p>
                </text:list-item>
                <text:list-item>
                  <text:p text:style-name="P40">Syntax</text:p>
                  <text:list>
                    <text:list-item>
                      <text:p text:style-name="P40">struct aName{</text:p>
                      <text:list>
                        <text:list-item>
                          <text:p text:style-name="P40">char first[20];</text:p>
                        </text:list-item>
                        <text:list-item>
                          <text:p text:style-name="P40">int num;</text:p>
                        </text:list-item>
                        <text:list-item>
                          <text:p text:style-name="P40">float age;</text:p>
                        </text:list-item>
                      </text:list>
                    </text:list-item>
                    <text:list-item>
                      <text:p text:style-name="P40">}; //&lt;&lt;&lt;need semicolon</text:p>
                    </text:list-item>
                    <text:list-item>
                      <text:p text:style-name="P40">struct aName bob = {“hello”, 2, 3.1415};</text:p>
                    </text:list-item>
                    <text:list-item>
                      <text:p text:style-name="P40">bob.num</text:p>
                    </text:list-item>
                    <text:list-item>
                      <text:p text:style-name="P40">bob.age</text:p>
                    </text:list-item>
                    <text:list-item>
                      <text:p text:style-name="P40">bob.first</text:p>
                    </text:list-item>
                  </text:list>
                </text:list-item>
              </text:list>
            </text:list-item>
            <text:list-item>
              <text:p text:style-name="P41">Slightly Complex Example</text:p>
              <text:list>
                <text:list-item>
                  <text:p text:style-name="P42">just has a struct inside it</text:p>
                </text:list-item>
                <text:list-item>
                  <text:p text:style-name="P42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><text:soft-page-break/></text:p>
      <text:p text:style-name="P8"/>
      <text:p text:style-name="Text_20_body">Chapter <text:span text:style-name="T5">6: Functions</text:span></text:p>
      <text:p text:style-name="P4"/>
      <text:list xml:id="list4710830797568119001" text:style-name="L3">
        <text:list-item>
          <text:p text:style-name="P76"><text:span text:style-name="T38">Overview: </text:span>C is procedural</text:p>
          <text:list>
            <text:list-item>
              <text:p text:style-name="P76">it’s building blocks are functions</text:p>
            </text:list-item>
            <text:list-item>
              <text:p text:style-name="P76">Functions have scope</text:p>
            </text:list-item>
            <text:list-item>
              <text:p text:style-name="P76">Memory is automatic , static or global</text:p>
            </text:list-item>
          </text:list>
        </text:list-item>
        <text:list-item>
          <text:p text:style-name="P43">Functions are defined at file scope</text:p>
          <text:list>
            <text:list-item>
              <text:p text:style-name="P43">can’t nest functions</text:p>
            </text:list-item>
            <text:list-item>
              <text:p text:style-name="P43">enclosed in braces {}</text:p>
            </text:list-item>
            <text:list-item>
              <text:p text:style-name="P43">May take arguments and return a value; name should suggest meaning</text:p>
            </text:list-item>
          </text:list>
        </text:list-item>
        <text:list-item>
          <text:p text:style-name="P76">Value semantics</text:p>
          <text:list>
            <text:list-item>
              <text:p text:style-name="P43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43">The return is also a <text:span text:style-name="T12">copy </text:span>of the return thing</text:p>
            </text:list-item>
            <text:list-item>
              <text:p text:style-name="P43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43">Void keyword has 2 functions</text:p>
          <text:list>
            <text:list-item>
              <text:p text:style-name="P43">specify that a function has no return value</text:p>
              <text:list>
                <text:list-item>
                  <text:p text:style-name="P43">this makes it what is called a procedure in other languages</text:p>
                </text:list-item>
              </text:list>
            </text:list-item>
            <text:list-item>
              <text:p text:style-name="P43">Disallow arguments</text:p>
              <text:list>
                <text:list-item>
                  <text:p text:style-name="P43">int func(void)</text:p>
                  <text:list>
                    <text:list-item>
                      <text:p text:style-name="P87">{</text:p>
                    </text:list-item>
                    <text:list-item>
                      <text:p text:style-name="P43">return 3;</text:p>
                    </text:list-item>
                    <text:list-item>
                      <text:p text:style-name="P87">}</text:p>
                    </text:list-item>
                  </text:list>
                </text:list-item>
                <text:list-item>
                  <text:p text:style-name="P43">This ^ does not allow any inputs to the function.</text:p>
                </text:list-item>
              </text:list>
            </text:list-item>
          </text:list>
        </text:list-item>
        <text:list-item>
          <text:p text:style-name="P44">Functions should be declared or defined before called</text:p>
          <text:list>
            <text:list-item>
              <text:p text:style-name="P44">separation of declaration and definition allows you to call functions from different files</text:p>
            </text:list-item>
            <text:list-item>
              <text:p text:style-name="P44">Prototype (or declaration)</text:p>
            </text:list-item>
            <text:list-item>
              <text:p text:style-name="P44">Ex:</text:p>
            </text:list-item>
            <text:list-item>
              <text:p text:style-name="P44">float ave(int, int); //declaration or prototype</text:p>
            </text:list-item>
            <text:list-item>
              <text:p text:style-name="P44">int main () {calls ave}</text:p>
            </text:list-item>
            <text:list-item>
              <text:p text:style-name="P44">ave (int a, int b){…} //definition</text:p>
            </text:list-item>
          </text:list>
        </text:list-item>
        <text:list-item>
          <text:p text:style-name="P44"><text:soft-page-break/>Multiple File Usage</text:p>
          <text:list>
            <text:list-item>
              <text:p text:style-name="P44">3 files</text:p>
            </text:list-item>
            <text:list-item>
              <text:p text:style-name="P44">mystuff.h</text:p>
              <text:list>
                <text:list-item>
                  <text:p text:style-name="P44">float ave(int, int); //declaration</text:p>
                </text:list-item>
              </text:list>
            </text:list-item>
            <text:list-item>
              <text:p text:style-name="P44">mystuff.c</text:p>
              <text:list>
                <text:list-item>
                  <text:p text:style-name="P45">#include “mystuff.h”</text:p>
                </text:list-item>
                <text:list-item>
                  <text:p text:style-name="P44">float ave(int a, int b) {..implementation}</text:p>
                </text:list-item>
              </text:list>
            </text:list-item>
            <text:list-item>
              <text:p text:style-name="P45">fun3.c</text:p>
              <text:list>
                <text:list-item>
                  <text:p text:style-name="P45">#include &lt;stdio.h&gt;</text:p>
                </text:list-item>
                <text:list-item>
                  <text:p text:style-name="P45">#include “mystuff.h”</text:p>
                </text:list-item>
                <text:list-item>
                  <text:p text:style-name="P45">int main() {</text:p>
                  <text:list>
                    <text:list-item>
                      <text:p text:style-name="P45">ave(x,y);</text:p>
                    </text:list-item>
                    <text:list-item>
                      <text:p text:style-name="P87">}</text:p>
                    </text:list-item>
                  </text:list>
                </text:list-item>
              </text:list>
            </text:list-item>
            <text:list-item>
              <text:p text:style-name="P45">Scope</text:p>
              <text:list>
                <text:list-item>
                  <text:p text:style-name="P45">C is a “block” scope language</text:p>
                </text:list-item>
                <text:list-item>
                  <text:p text:style-name="P45">3 types of scope</text:p>
                  <text:list>
                    <text:list-item>
                      <text:p text:style-name="P45">local scope: variable only seen inside {block}</text:p>
                      <text:list>
                        <text:list-item>
                          <text:p text:style-name="P45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45">File scope</text:p>
                      <text:list>
                        <text:list-item>
                          <text:p text:style-name="P45">Outside of a func, from there until end of file</text:p>
                        </text:list-item>
                        <text:list-item>
                          <text:p text:style-name="P45">ex: functions themselves</text:p>
                        </text:list-item>
                      </text:list>
                    </text:list-item>
                    <text:list-item>
                      <text:p text:style-name="P45">Program scope</text:p>
                      <text:list>
                        <text:list-item>
                          <text:p text:style-name="P46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45">Other, not relevant ones too</text:p>
                    </text:list-item>
                    <text:list-item>
                      <text:p text:style-name="P46">General rule:</text:p>
                      <text:list>
                        <text:list-item>
                          <text:p text:style-name="P46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46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Variables</text:p>
              <text:list>
                <text:list-item>
                  <text:p text:style-name="P46">Automatic <text:span text:style-name="T18">Variables</text:span></text:p>
                  <text:list>
                    <text:list-item>
                      <text:p text:style-name="P47">allocated on the program stack (so they are used and then discarded)</text:p>
                    </text:list-item>
                    <text:list-item>
                      <text:p text:style-name="P47"><text:soft-page-break/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81">Precisely those variables defined inside a block without the keyword “static”</text:p>
                    </text:list-item>
                  </text:list>
                </text:list-item>
                <text:list-item>
                  <text:p text:style-name="P48">Static variables</text:p>
                  <text:list>
                    <text:list-item>
                      <text:p text:style-name="P48">Not on stack; in special data area</text:p>
                    </text:list-item>
                    <text:list-item>
                      <text:p text:style-name="P82">Precisely variables in “file scope” or variables in a block declared with keyword “static”</text:p>
                    </text:list-item>
                    <text:list-item>
                      <text:p text:style-name="P88">These variables are initialized <text:span text:style-name="T9">only once</text:span>, sometimes during the startup of the program</text:p>
                    </text:list-item>
                    <text:list-item>
                      <text:p text:style-name="P48">example:</text:p>
                      <text:list>
                        <text:list-item>
                          <text:p text:style-name="P48">int count() {</text:p>
                          <text:list>
                            <text:list-item>
                              <text:p text:style-name="P48">static x = 0;</text:p>
                            </text:list-item>
                            <text:list-item>
                              <text:p text:style-name="P48">x++;</text:p>
                            </text:list-item>
                            <text:list-item>
                              <text:p text:style-name="P48">return x;</text:p>
                            </text:list-item>
                            <text:list-item>
                              <text:p text:style-name="P87">}</text:p>
                            </text:list-item>
                          </text:list>
                        </text:list-item>
                        <text:list-item>
                          <text:p text:style-name="P48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48">Global variables</text:p>
                  <text:list>
                    <text:list-item>
                      <text:p text:style-name="P48">these have “program scope”</text:p>
                    </text:list-item>
                    <text:list-item>
                      <text:p text:style-name="P48">All variables outside of functions have program scope unless explicitly restricted </text:p>
                      <text:list>
                        <text:list-item>
                          <text:p text:style-name="P49">to restrict it, use keyword “static”</text:p>
                        </text:list-item>
                        <text:list-item>
                          <text:p text:style-name="P49">ex:</text:p>
                          <text:list>
                            <text:list-item>
                              <text:p text:style-name="P49">(File.c)</text:p>
                            </text:list-item>
                            <text:list-item>
                              <text:p text:style-name="P49">int y<text:span text:style-name="T16">=4</text:span>;</text:p>
                            </text:list-item>
                            <text:list-item>
                              <text:p text:style-name="P49">static int x;</text:p>
                            </text:list-item>
                            <text:list-item>
                              <text:p text:style-name="P49">int func(){}</text:p>
                            </text:list-item>
                            <text:list-item>
                              <text:p text:style-name="P49">int main(){return 0;}</text:p>
                            </text:list-item>
                          </text:list>
                        </text:list-item>
                        <text:list-item>
                          <text:p text:style-name="P49">x is file scope but not program scope</text:p>
                        </text:list-item>
                        <text:list-item>
                          <text:p text:style-name="P50">To use ex:</text:p>
                          <text:list>
                            <text:list-item>
                              <text:p text:style-name="P50">File1.c</text:p>
                            </text:list-item>
                            <text:list-item>
                              <text:p text:style-name="P50">extern int y;</text:p>
                              <text:list>
                                <text:list-item>
                                  <text:p text:style-name="P51">you only use the keyword “extern” if you are not in a function or block</text:p>
                                </text:list-item>
                                <text:list-item>
                                  <text:p text:style-name="P51"><text:soft-page-break/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50">printf(%d, y)</text:p>
                            </text:list-item>
                          </text:list>
                        </text:list-item>
                        <text:list-item>
                          <text:p text:style-name="P50">compile: gcc File.c File1.c -o output</text:p>
                        </text:list-item>
                        <text:list-item>
                          <text:p text:style-name="P50">run: ./output</text:p>
                        </text:list-item>
                      </text:list>
                    </text:list-item>
                    <text:list-item>
                      <text:p text:style-name="P50">You can do this to hide data when calling from other files</text:p>
                      <text:list>
                        <text:list-item>
                          <text:p text:style-name="P50">do static int func() {}</text:p>
                        </text:list-item>
                        <text:list-item>
                          <text:p text:style-name="P50">static var x;</text:p>
                        </text:list-item>
                        <text:list-item>
                          <text:p text:style-name="P50">static struct </text:p>
                        </text:list-item>
                      </text:list>
                    </text:list-item>
                    <text:list-item>
                      <text:p text:style-name="P50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72">Stack example, ideas</text:p>
              <text:list>
                <text:list-item>
                  <text:p text:style-name="P73">make sure to include the implementation you either</text:p>
                  <text:list>
                    <text:list-item>
                      <text:p text:style-name="P73">1. create a header file and #include that header file file1.h into file1.c and then just include the header file in use_file.c</text:p>
                    </text:list-item>
                    <text:list-item>
                      <text:p text:style-name="P73">OR… 2. just make the implementation file1.c and #include “file1.c” in use_file.c</text:p>
                    </text:list-item>
                  </text:list>
                </text:list-item>
                <text:list-item>
                  <text:p text:style-name="P74">To compile with 1:</text:p>
                  <text:list>
                    <text:list-item>
                      <text:p text:style-name="P74">gcc -c file1.c use_file.c</text:p>
                    </text:list-item>
                    <text:list-item>
                      <text:p text:style-name="P74">gcc file1.o use_file.o</text:p>
                    </text:list-item>
                  </text:list>
                </text:list-item>
                <text:list-item>
                  <text:p text:style-name="P74">To compile with 2:</text:p>
                  <text:list>
                    <text:list-item>
                      <text:p text:style-name="P74">gcc use_file.c</text:p>
                    </text:list-item>
                  </text:list>
                </text:list-item>
                <text:list-item>
                  <text:p text:style-name="P74">The use of header is good practice</text:p>
                </text:list-item>
              </text:list>
            </text:list-item>
          </text:list>
        </text:list-item>
      </text:list>
      <text:p text:style-name="P9"/>
      <text:p text:style-name="Text_20_body">Chapter 7</text:p>
      <text:p text:style-name="P5"/>
      <text:list xml:id="list4002303108601814371" text:style-name="L4">
        <text:list-item>
          <text:p text:style-name="P53">Overview</text:p>
          <text:list>
            <text:list-item>
              <text:p text:style-name="P53">It’s all about indirection</text:p>
            </text:list-item>
            <text:list-item>
              <text:p text:style-name="P53">Simulating call by reference</text:p>
            </text:list-item>
            <text:list-item>
              <text:p text:style-name="P53">Command line arguments</text:p>
            </text:list-item>
            <text:list-item>
              <text:p text:style-name="P53">Heap variables (dynamic memory)</text:p>
            </text:list-item>
          </text:list>
        </text:list-item>
        <text:list-item>
          <text:p text:style-name="P53">2 operators</text:p>
          <text:list>
            <text:list-item>
              <text:p text:style-name="P53">&amp;: address of</text:p>
            </text:list-item>
            <text:list-item>
              <text:p text:style-name="P53">*: what it points to (“De-referencing”)</text:p>
            </text:list-item>
          </text:list>
        </text:list-item>
        <text:list-item>
          <text:p text:style-name="P53">Can change things in main from function with pointer given</text:p>
        </text:list-item>
        <text:list-item>
          <text:p text:style-name="P54">Ragged arrays: using pointers to conserve memory</text:p>
          <text:list>
            <text:list-item>
              <text:p text:style-name="P54">ex, an array of strings</text:p>
            </text:list-item>
            <text:list-item>
              <text:p text:style-name="P55"><text:soft-page-break/>allocate an array of pointers to char</text:p>
            </text:list-item>
            <text:list-item>
              <text:p text:style-name="P56">char *names[5];</text:p>
            </text:list-item>
            <text:list-item>
              <text:p text:style-name="P56">to use, </text:p>
              <text:list>
                <text:list-item>
                  <text:p text:style-name="P56">names[i] = malloc(some size)</text:p>
                </text:list-item>
                <text:list-item>
                  <text:p text:style-name="P56">names[i] = “some string that fits in some size”</text:p>
                </text:list-item>
              </text:list>
            </text:list-item>
          </text:list>
        </text:list-item>
        <text:list-item>
          <text:p text:style-name="P55">Command line arguments</text:p>
          <text:list>
            <text:list-item>
              <text:p text:style-name="P55">these are given as arguments to main</text:p>
            </text:list-item>
            <text:list-item>
              <text:p text:style-name="P55">these are in the form of a ragged array</text:p>
            </text:list-item>
            <text:list-item>
              <text:p text:style-name="P55">syntax:</text:p>
              <text:list>
                <text:list-item>
                  <text:p text:style-name="P77">int main(int argc, char * argv[])</text:p>
                </text:list-item>
                <text:list-item>
                  <text:p text:style-name="P55">// you can make the names argc, argv whatever, but these are standard</text:p>
                </text:list-item>
                <text:list-item>
                  <text:p text:style-name="P55">//just use it that way</text:p>
                </text:list-item>
                <text:list-item>
                  <text:p text:style-name="P55">if you do:</text:p>
                  <text:list>
                    <text:list-item>
                      <text:p text:style-name="P55">int main(int argc, char *argv[])</text:p>
                    </text:list-item>
                    <text:list-item>
                      <text:p text:style-name="P89">{</text:p>
                    </text:list-item>
                    <text:list-item>
                      <text:p text:style-name="P55">//print each arg</text:p>
                    </text:list-item>
                    <text:list-item>
                      <text:p text:style-name="P89">}</text:p>
                    </text:list-item>
                    <text:list-item>
                      <text:p text:style-name="P55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55">Null is special pointer, it is special because it is invalid and cannot be allocated to or used</text:p>
              <text:list>
                <text:list-item>
                  <text:p text:style-name="P55">it is a flag and a security thing to help stop mistakes</text:p>
                </text:list-item>
                <text:list-item>
                  <text:p text:style-name="P80">you can’t dereference null (assign a value)</text:p>
                </text:list-item>
              </text:list>
            </text:list-item>
          </text:list>
        </text:list-item>
        <text:list-item>
          <text:p text:style-name="P52">Memory on Heap</text:p>
          <text:list>
            <text:list-item>
              <text:p text:style-name="P55">Asking for memory on the heap is called <text:span text:style-name="T7">malloc( number of bytes)</text:span></text:p>
              <text:list>
                <text:list-item>
                  <text:p text:style-name="P52">if malloc can’t get memory, it returns NULL</text:p>
                </text:list-item>
              </text:list>
            </text:list-item>
            <text:list-item>
              <text:p text:style-name="P52">You release your memory when you no longer need some area of memory</text:p>
              <text:list>
                <text:list-item>
                  <text:p text:style-name="P52">free(pointer_that_you_got_from_malloc)</text:p>
                </text:list-item>
              </text:list>
            </text:list-item>
            <text:list-item>
              <text:p text:style-name="P52">4 functions in &lt;stdlib.h&gt;</text:p>
              <text:list>
                <text:list-item>
                  <text:p text:style-name="P78">void *malloc(size_t size);</text:p>
                  <text:list>
                    <text:list-item>
                      <text:p text:style-name="P52">type size_t is just an unsigned integer for number of bytes</text:p>
                    </text:list-item>
                    <text:list-item>
                      <text:p text:style-name="P52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78">void free(void *ptr);</text:p>
                </text:list-item>
                <text:list-item>
                  <text:p text:style-name="P78">void * calloc(size_t nelems, size_t elem_size);</text:p>
                  <text:list>
                    <text:list-item>
                      <text:p text:style-name="P52">this defines an array of nelements elements in the array and each one has size elem_size</text:p>
                    </text:list-item>
                    <text:list-item>
                      <text:p text:style-name="P52"><text:soft-page-break/>system just multiplies nelems with elem_size and allocates that and returns a pointer to that</text:p>
                    </text:list-item>
                    <text:list-item>
                      <text:p text:style-name="P71">Is slower since it sets memory to 0</text:p>
                    </text:list-item>
                  </text:list>
                </text:list-item>
                <text:list-item>
                  <text:p text:style-name="P78">void *realloc(void *ptr, size_t size);</text:p>
                  <text:list>
                    <text:list-item>
                      <text:p text:style-name="P52">reallocates a pointer to a new size</text:p>
                    </text:list-item>
                    <text:list-item>
                      <text:p text:style-name="P52">often quite <text:span text:style-name="T18">useful to make things larg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Arrays are always passed by reference</text:p>
          <text:list>
            <text:list-item>
              <text:p text:style-name="P56">they are not scalar objects, </text:p>
            </text:list-item>
            <text:list-item>
              <text:p text:style-name="P56">all arrays are pointers to the first element in an array, </text:p>
            </text:list-item>
            <text:list-item>
              <text:p text:style-name="P56">so:</text:p>
              <text:list>
                <text:list-item>
                  <text:p text:style-name="P56">int x[3] = {1,2,3}</text:p>
                </text:list-item>
                <text:list-item>
                  <text:p text:style-name="P56">printf(%d, *(x+1));</text:p>
                </text:list-item>
                <text:list-item>
                  <text:p text:style-name="P57">prints 2</text:p>
                </text:list-item>
              </text:list>
            </text:list-item>
            <text:list-item>
              <text:p text:style-name="P57">Note, this means char x[] and char *x are exactly the same thing.</text:p>
            </text:list-item>
          </text:list>
        </text:list-item>
      </text:list>
      <text:p text:style-name="Standard">–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h text:style-name="P102" text:outline-level="3">Important Points:</text:h>
      <text:p text:style-name="Text_20_body">Point 1</text:p>
      <text:p text:style-name="P13"/>
      <text:p text:style-name="Text_20_body">Code X:</text:p>
      <text:p text:style-name="Text_20_body">int a[3] = {1,2,3};</text:p>
      <text:p text:style-name="P12"/>
      <text:p text:style-name="Text_20_body">Code y:</text:p>
      <text:p text:style-name="Text_20_body">int *a;</text:p>
      <text:p text:style-name="Text_20_body">a = (int *) malloc( 3 *sizeof(int));</text:p>
      <text:p text:style-name="Text_20_body">for (int <text:span text:style-name="T41">i</text:span> = 0; I<text:span text:style-name="T41">i</text:span>&lt; 3; ++<text:span text:style-name="T41">i</text:span>)</text:p>
      <text:p text:style-name="Standard">{</text:p>
      <text:p text:style-name="P21">a[i] = i + 1;</text:p>
      <text:p text:style-name="Standard">}</text:p>
      <text:p text:style-name="P14"/>
      <text:p text:style-name="P14"><text:span text:style-name="T19">T</text:span>hese <text:span text:style-name="T19">are </text:span><text:span text:style-name="T6">exactl</text:span><text:span text:style-name="T11">y </text:span>the same except for the place they are allocated (the first on the stack, the second on the heap; <text:span text:style-name="T20">see </text:span><text:a xlink:type="simple" xlink:href="https://www.youtube.com/watch?v=wlJJgjdgvYE" text:style-name="Internet_20_link" text:visited-style-name="Visited_20_Internet_20_Link"><text:span text:style-name="T20">this link</text:span></text:a>) <text:span text:style-name="T41">and the fact that “a”’s place in y can be changed -that is, there is no memory cell whose value is the address of the array in code X</text:span>.</text:p>
      <text:p text:style-name="P17"/>
      <text:p text:style-name="P17">Point 1</text:p>
      <text:p text:style-name="P14">Same as <text:span text:style-name="T19">point</text:span> 1:</text:p>
      <text:p text:style-name="P16"/>
      <text:p text:style-name="P14">Code x:</text:p>
      <text:p text:style-name="P14">int matrix[2][2] = {{0,1}, {1,2}};</text:p>
      <text:p text:style-name="P14"/>
      <text:p text:style-name="P14">Code y:</text:p>
      <text:p text:style-name="P14">int **matrix;</text:p>
      <text:p text:style-name="P14">matrix = (int **) malloc( 2 * sizeof(int *));</text:p>
      <text:p text:style-name="P14">for (int i = 0; i &lt; 2; ++i)</text:p>
      <text:p text:style-name="Standard">{</text:p>
      <text:p text:style-name="P26">matrix[I] = (int <text:span text:style-name="T12">) malloc( 2 * </text:span><text:s/>sizeof(int));</text:p>
      <text:p text:style-name="P26">for (int j = 0; j &lt; 2; ++j)</text:p>
      <text:p text:style-name="P27">{</text:p>
      <text:p text:style-name="P26"><text:soft-page-break/>matrix[I][j] = I + j;</text:p>
      <text:p text:style-name="P27">}</text:p>
      <text:p text:style-name="P25"/>
      <text:p text:style-name="Standard">}</text:p>
      <text:p text:style-name="P15"/>
      <text:p text:style-name="P15"><text:span text:style-name="T19">Point </text:span><text:s/>3</text:p>
      <text:p text:style-name="P15"/>
      <text:p text:style-name="P14">In general, if I do:</text:p>
      <text:p text:style-name="P14"/>
      <text:p text:style-name="P14">&lt;type&gt; *var;</text:p>
      <text:p text:style-name="P14">var = ( &lt;type&gt; *) malloc( k * sizeof(&lt;type&gt;) );</text:p>
      <text:p text:style-name="P14"/>
      <text:p text:style-name="P14">assuming malloc can find the heap memory, it will return the address to a block of memory that has enough space to store k values of type &lt;type&gt;.</text:p>
      <text:p text:style-name="P14">Further, var IS an array of k &lt;type&gt;'s since arrays ARE pointers to a block of memory divided into <text:span text:style-name="T6">consecutive </text:span>sections based on the size of bits the type of objects it stores take up.</text:p>
      <text:p text:style-name="P14"/>
      <text:p text:style-name="P19">Pictorially:</text:p>
      <text:p text:style-name="P18"/>
      <text:p text:style-name="P20">on stack:</text:p>
      <text:p text:style-name="P21">var is:</text:p>
      <text:p text:style-name="P21">[ 123 @some_address]</text:p>
      <text:p text:style-name="P14"/>
      <text:p text:style-name="P14">... in heap:</text:p>
      <text:p text:style-name="P20"/>
      <text:p text:style-name="P21">[&lt;1st object of type &lt;type&gt; @123&gt; | &lt; 2nd object of type &lt;type&gt; @124&gt; | ... | &lt;kth object of type &lt;type&gt; @(123 + k - 1)&gt;] </text:p>
      <text:p text:style-name="P14"/>
      <text:p text:style-name="P15"><text:span text:style-name="T19">Point</text:span> 4:</text:p>
      <text:p text:style-name="P15"/>
      <text:p text:style-name="P14">*(x + i) is <text:span text:style-name="T6">exactly </text:span>the same as x[i]. </text:p>
      <text:p text:style-name="P22"><text:line-break/></text:p>
      <text:p text:style-name="P22"/>
      <text:p text:style-name="P99">Point 5:</text:p>
      <text:p text:style-name="P100">x → member </text:p>
      <text:p text:style-name="P100">is the same as (*x).member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Chapter 8b</text:p>
      <text:p text:style-name="P11"/>
      <text:p text:style-name="P11"/>
      <text:list xml:id="list170655513385027" text:continue-numbering="true" text:style-name="L4">
        <text:list-item>
          <text:p text:style-name="P58">Odds and Ends</text:p>
          <text:list>
            <text:list-item>
              <text:p text:style-name="P58">unsigned integers</text:p>
              <text:list>
                <text:list-item>
                  <text:p text:style-name="P58">each type except char has unsigned part</text:p>
                  <text:list>
                    <text:list-item>
                      <text:p text:style-name="P58">ex: unsigned int, long, short, float, … and number is positive and zero</text:p>
                    </text:list-item>
                  </text:list>
                </text:list-item>
                <text:list-item>
                  <text:p text:style-name="P58">Often used as array indicies</text:p>
                </text:list-item>
              </text:list>
            </text:list-item>
            <text:list-item>
              <text:p text:style-name="P58">size_t is an unsigned int </text:p>
            </text:list-item>
            <text:list-item>
              <text:p text:style-name="P58">note that you need to look up implementation if bitshifting with unsigned integers</text:p>
            </text:list-item>
            <text:list-item>
              <text:p text:style-name="P59">#IFNDEF, sources: <text:a xlink:type="simple" xlink:href="https://cs50.harvard.edu/resources/cppreference.com/preprocessor/preprocessor_if.html" text:style-name="Internet_20_link" text:visited-style-name="Visited_20_Internet_20_Link">see this</text:a></text:p>
            </text:list-item>
          </text:list>
        </text:list-item>
        <text:list-item>
          <text:p text:style-name="P58">You can nest pointers</text:p>
          <text:list>
            <text:list-item>
              <text:p text:style-name="P58">The standard says at most to 12 levels deep.</text:p>
            </text:list-item>
            <text:list-item>
              <text:p text:style-name="P60">See the clear explanation above (the notes).</text:p>
            </text:list-item>
          </text:list>
        </text:list-item>
        <text:list-item>
          <text:p text:style-name="P60">Pointer Arithmetic</text:p>
          <text:list>
            <text:list-item>
              <text:p text:style-name="P60">int *p;</text:p>
            </text:list-item>
            <text:list-item>
              <text:p text:style-name="P60">p = (int *) malloc(k *sizeof(int));</text:p>
            </text:list-item>
            <text:list-item>
              <text:p text:style-name="P60">p[i] is *(p + i), the ith element in the array of k ints</text:p>
            </text:list-item>
            <text:list-item>
              <text:p text:style-name="P60">let q = p+k</text:p>
            </text:list-item>
            <text:list-item>
              <text:p text:style-name="P60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60">So, </text:p>
              <text:list>
                <text:list-item>
                  <text:p text:style-name="P60">subtracting two pointers, if done carefully, gives the number of elements between the two locations</text:p>
                </text:list-item>
                <text:list-item>
                  <text:p text:style-name="P61">Only works if the pointers are of the same type (e.g., both int *)</text:p>
                  <text:list>
                    <text:list-item>
                      <text:p text:style-name="P61">this is because, the number of bytes is used in the computation.</text:p>
                    </text:list-item>
                    <text:list-item>
                      <text:p text:style-name="P61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oft-page-break/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61">ex:</text:p>
              <text:list>
                <text:list-item>
                  <text:p text:style-name="P61">int *x;</text:p>
                </text:list-item>
                <text:list-item>
                  <text:p text:style-name="P61">x = malloc( k * sizeof(int));</text:p>
                </text:list-item>
                <text:list-item>
                  <text:p text:style-name="P61"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62">ex:</text:p>
              <text:list>
                <text:list-item>
                  <text:p text:style-name="P62">int y[4][3];</text:p>
                </text:list-item>
                <text:list-item>
                  <text:p text:style-name="P62">printf(“%d”, sizeof(y)) // will print <text:span text:style-name="T31">12</text:span><text:span text:style-name="T24"> * </text:span><text:span text:style-name="T25">sizeof(int)</text:span></text:p>
                </text:list-item>
                <text:list-item>
                  <text:p text:style-name="P63"><text:span text:style-name="T25">printf(“%d”, sizeof(y</text:span><text:span text:style-name="T26">[0]</text:span><text:span text:style-name="T25">)) // will print </text:span><text:span text:style-name="T26">3</text:span><text:span text:style-name="T25"> * sizeof(int)</text:span></text:p>
                </text:list-item>
                <text:list-item>
                  <text:p text:style-name="P84">However, this only works in the scope where the ptr was defined. If you defined it in one scope but call it in another that fails.</text:p>
                  <text:list>
                    <text:list-item>
                      <text:p text:style-name="P85">int min( int *ptr)</text:p>
                    </text:list-item>
                    <text:list-item>
                      <text:p text:style-name="P85">{</text:p>
                      <text:list>
                        <text:list-item>
                          <text:p text:style-name="P85">int len = sizeof(ptr) / sizeof(int); // this will <text:span text:style-name="T12">FAIL</text:span></text:p>
                        </text:list-item>
                        <text:list-item>
                          <text:p text:style-name="P86">return len;</text:p>
                        </text:list-item>
                      </text:list>
                    </text:list-item>
                    <text:list-item>
                      <text:p text:style-name="P85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/><text:span text:style-name="T22">Matrices and arrays</text:span></text:p>
          <text:list>
            <text:list-item>
              <text:p text:style-name="P64">Lots of good rules above</text:p>
              <text:list>
                <text:list-item>
                  <text:p text:style-name="P64">Including...</text:p>
                </text:list-item>
                <text:list-item>
                  <text:p text:style-name="P64">a == *&amp;a</text:p>
                </text:list-item>
                <text:list-item>
                  <text:p text:style-name="P64">*(a + <text:span text:style-name="T37">i</text:span>) =<text:span text:style-name="T42">=</text:span> a[i]</text:p>
                </text:list-item>
              </text:list>
            </text:list-item>
            <text:list-item>
              <text:p text:style-name="P62">See <text:a xlink:type="simple" xlink:href="http://www.unixwiz.net/techtips/reading-cdecl.html" text:style-name="Internet_20_link" text:visited-style-name="Visited_20_Internet_20_Link">this resource </text:a>for clear rules. Also note <text:a xlink:type="simple" xlink:href="https://www.quora.com/Is-there-a-difference-between-int-a-10-and-int-*a-10?redirected_qid=2860509" text:style-name="Internet_20_link" text:visited-style-name="Visited_20_Internet_20_Link">this source</text:a>. Source for <text:a xlink:type="simple" xlink:href="http://en.cppreference.com/w/c/language/operator_precedence" text:style-name="Internet_20_link" text:visited-style-name="Visited_20_Internet_20_Link">operator precedence</text:a>.</text:p>
              <text:list>
                <text:list-item>
                  <text:p text:style-name="P65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66">good idea to typedef long declarations </text:p>
                </text:list-item>
                <text:list-item>
                  <text:p text:style-name="P66">Note</text:p>
                  <text:list>
                    <text:list-item>
                      <text:p text:style-name="P66">int *p[10]; <text:s/>is int *(p[10])</text:p>
                      <text:list>
                        <text:list-item>
                          <text:p text:style-name="P66">which means if you index p (up to 10) and then derefrence that, you have an int</text:p>
                        </text:list-item>
                        <text:list-item>
                          <text:p text:style-name="P66">thus, p is an array of 10 int pointers</text:p>
                        </text:list-item>
                      </text:list>
                    </text:list-item>
                    <text:list-item>
                      <text:p text:style-name="P66">int (*p)[10]; </text:p>
                      <text:list>
                        <text:list-item>
                          <text:p text:style-name="P66">means dereference p and then index it up to 10 to get an integer</text:p>
                        </text:list-item>
                        <text:list-item>
                          <text:p text:style-name="P66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oft-page-break/>Pointers, const, volatile</text:p>
          <text:list>
            <text:list-item>
              <text:p text:style-name="P67">Pointer assignment involves 2 things: pointer itself and pointee. Hence const can be used on either.</text:p>
              <text:list>
                <text:list-item>
                  <text:p text:style-name="P79">const before * means content of ptr is const</text:p>
                  <text:list>
                    <text:list-item>
                      <text:p text:style-name="P79">const char *ptr; //only allowed to ptr++ and so on</text:p>
                    </text:list-item>
                  </text:list>
                </text:list-item>
                <text:list-item>
                  <text:p text:style-name="P79">const after * means ptr is constant</text:p>
                  <text:list>
                    <text:list-item>
                      <text:p text:style-name="P79">char * const ptr; // only allowed to change (*ptr) = 3 and so on</text:p>
                    </text:list-item>
                  </text:list>
                </text:list-item>
                <text:list-item>
                  <text:p text:style-name="P67">In both places, no changes at all:</text:p>
                  <text:list>
                    <text:list-item>
                      <text:p text:style-name="P67">const char * const ptr;</text:p>
                    </text:list-item>
                  </text:list>
                </text:list-item>
                <text:list-item>
                  <text:p text:style-name="P67">More complicated with many pointers. </text:p>
                  <text:list>
                    <text:list-item>
                      <text:p text:style-name="P67">essentially, const modifies what is to it’s right, based on where is *</text:p>
                    </text:list-item>
                  </text:list>
                </text:list-item>
                <text:list-item>
                  <text:p text:style-name="P67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67">Generic pointers</text:p>
          <text:list>
            <text:list-item>
              <text:p text:style-name="P67">void *ptr;</text:p>
            </text:list-item>
            <text:list-item>
              <text:p text:style-name="P67">You later on commit it to some type by casting the malloc return to (int *)</text:p>
              <text:list>
                <text:list-item>
                  <text:p text:style-name="P68">to keep in simple, always use a cast from void * to say (char *)</text:p>
                </text:list-item>
              </text:list>
            </text:list-item>
            <text:list-item>
              <text:p text:style-name="P83">cannot de-refernce a void *</text:p>
              <text:list>
                <text:list-item>
                  <text:p text:style-name="P69">ex: can’t</text:p>
                  <text:list>
                    <text:list-item>
                      <text:p text:style-name="P69">void *x; *x = 3;</text:p>
                    </text:list-item>
                  </text:list>
                </text:list-item>
              </text:list>
            </text:list-item>
            <text:list-item>
              <text:p text:style-name="P68">can assign any pointer to and from a void *</text:p>
            </text:list-item>
            <text:list-item>
              <text:p text:style-name="P68"><text:s/><text:span text:style-name="T30">look at this compare func for quicksort</text:span></text:p>
            </text:list-item>
          </text:list>
        </text:list-item>
      </text:list>
      <text:p text:style-name="P30">#include &lt;stdio.h&gt;</text:p>
      <text:p text:style-name="P30">#include &lt;stdlib.h&gt;</text:p>
      <text:p text:style-name="P30">#include &lt;string.h&gt;</text:p>
      <text:p text:style-name="P32"/>
      <text:p text:style-name="P30">int comp(const void*, const void*);</text:p>
      <text:p text:style-name="P32"/>
      <text:p text:style-name="P30">int main() {</text:p>
      <text:p text:style-name="P31"><text:s text:c="4"/><text:span text:style-name="T29">char* strings[] =</text:span></text:p>
      <text:p text:style-name="P31"><text:s text:c="8"/><text:span text:style-name="T29">{"how", "now", "brown", "cow"};</text:span></text:p>
      <text:p text:style-name="P31"><text:s text:c="4"/><text:span text:style-name="T29">const unsigned int nstr =</text:span></text:p>
      <text:p text:style-name="P31"><text:s text:c="8"/><text:span text:style-name="T29">sizeof strings / sizeof strings[0];</text:span></text:p>
      <text:p text:style-name="P31"><text:s text:c="4"/><text:span text:style-name="T29">unsigned int i;</text:span></text:p>
      <text:p text:style-name="P31"><text:s text:c="4"/></text:p>
      <text:p text:style-name="P31"><text:s text:c="4"/><text:span text:style-name="T29">qsort(strings, nstr, sizeof strings[0], comp);</text:span></text:p>
      <text:p text:style-name="P31"><text:s text:c="4"/><text:span text:style-name="T29">for (i = 0; i &lt; nstr; ++i)</text:span></text:p>
      <text:p text:style-name="P31"><text:s text:c="8"/><text:span text:style-name="T29">puts(strings[i]);</text:span></text:p>
      <text:p text:style-name="P31"><text:s text:c="4"/><text:span text:style-name="T29">return 0;</text:span></text:p>
      <text:p text:style-name="P30">}</text:p>
      <text:p text:style-name="P32"/>
      <text:p text:style-name="P30">int comp(const void *p1, const void *p2) {</text:p>
      <text:p text:style-name="P31"><text:s text:c="4"/><text:span text:style-name="T29">char* a = *(char **) p1;</text:span></text:p>
      <text:p text:style-name="P31"><text:s text:c="4"/><text:span text:style-name="T29">char* b = *(char **) p2;</text:span></text:p>
      <text:p text:style-name="P31"><text:s text:c="4"/><text:span text:style-name="T29">return strcmp(a,b);</text:span></text:p>
      <text:p text:style-name="P33">}</text:p>
      <text:list xml:id="list6391190089424985873" text:style-name="L5">
        <text:list-item>
          <text:p text:style-name="P90"><text:soft-page-break/><text:span text:style-name="T33">c</text:span><text:span text:style-name="T32">ont..</text:span></text:p>
          <text:list>
            <text:list-item>
              <text:p text:style-name="P91"><text:span text:style-name="T33">Quicksort takes in an array, length of the array, </text:span><text:span text:style-name="T34">element size in bytes, compare function that takes in two void * pointers and returns an int and sorts the array in ascending order</text:span></text:p>
              <text:list>
                <text:list-item>
                  <text:p text:style-name="P92">we calculate length of any array x as: sizeof(x) / sizeof(x[0]) <text:s/>(size of arrray /size of each element)</text:p>
                </text:list-item>
              </text:list>
            </text:list-item>
            <text:list-item>
              <text:p text:style-name="P93">comp takes in void *p1, void *p2 and returns a negative int iff *p1 &lt; *p2, positive int iff *p1 &gt; *p2 and 0 if equal (the first call is p1 is &amp;array[0] and p2 is &amp;array[1])</text:p>
            </text:list-item>
          </text:list>
        </text:list-item>
        <text:list-item>
          <text:p text:style-name="P94">Function pointers</text:p>
          <text:list>
            <text:list-item>
              <text:p text:style-name="P94">these can be passed to another function via pointers</text:p>
            </text:list-item>
            <text:list-item>
              <text:p text:style-name="P94">a function without its argument list is a pointer to that func</text:p>
              <text:list>
                <text:list-item>
                  <text:p text:style-name="P94">like the comp in qsort</text:p>
                </text:list-item>
                <text:list-item>
                  <text:p text:style-name="P94">No need for explicit indirection with &amp; or *</text:p>
                </text:list-item>
              </text:list>
            </text:list-item>
            <text:list-item>
              <text:p text:style-name="P95">Declare:</text:p>
              <text:list>
                <text:list-item>
                  <text:p text:style-name="P95">&lt;return type&gt; (*fp) (const char *, …) = printf;</text:p>
                  <text:list>
                    <text:list-item>
                      <text:p text:style-name="P95">// we could do &amp;printf, but not needed b/c compiler smart</text:p>
                    </text:list-item>
                  </text:list>
                </text:list-item>
                <text:list-item>
                  <text:p text:style-name="P95">fp(“Hello world!\n”)</text:p>
                  <text:list>
                    <text:list-item>
                      <text:p text:style-name="P96">// <text:span text:style-name="T35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97">Define an array of pointers to functions</text:p>
              <text:list>
                <text:list-item>
                  <text:p text:style-name="P97">&lt;return type&gt; (*farray[k]) (&lt;return type(s)&gt;) = { func1, func2, …, funck };</text:p>
                </text:list-item>
                <text:list-item>
                  <text:p text:style-name="P97">Recall that [] is higher precedence than *</text:p>
                </text:list-item>
              </text:list>
            </text:list-item>
          </text:list>
        </text:list-item>
        <text:list-item>
          <text:p text:style-name="P97">Incomplete types</text:p>
          <text:list>
            <text:list-item>
              <text:p text:style-name="P98">partially specificed types</text:p>
            </text:list-item>
            <text:list-item>
              <text:p text:style-name="P98">Two categories</text:p>
              <text:list>
                <text:list-item>
                  <text:p text:style-name="P98">array of unknown size</text:p>
                  <text:list>
                    <text:list-item>
                      <text:p text:style-name="P98">extern int a[]; //(can be accessed from another file, and you will need to malloc)</text:p>
                    </text:list-item>
                  </text:list>
                </text:list-item>
                <text:list-item>
                  <text:p text:style-name="P98">structure declaration</text:p>
                  <text:list>
                    <text:list-item>
                      <text:p text:style-name="P98">struct foo; //forward declaration</text:p>
                    </text:list-item>
                    <text:list-item>
                      <text:p text:style-name="P98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Summary</text:p>
          <text:list>
            <text:list-item>
              <text:p text:style-name="P98">Pointer refers to any C type;</text:p>
              <text:list>
                <text:list-item>
                  <text:p text:style-name="P98">data types and function types</text:p>
                </text:list-item>
              </text:list>
            </text:list-item>
            <text:list-item>
              <text:p text:style-name="P98">Arrays are pointers to first the element in a block of memory</text:p>
              <text:list>
                <text:list-item>
                  <text:p text:style-name="P98"><text:soft-page-break/>key execption, sizeof in the scope that the array was declared is recursive</text:p>
                </text:list-item>
              </text:list>
            </text:list-item>
            <text:list-item>
              <text:p text:style-name="P98">const can modify pointer or its pointee or both</text:p>
            </text:list-item>
            <text:list-item>
              <text:p text:style-name="P98">void * supports generic behavior with a general function</text:p>
            </text:list-item>
            <text:list-item>
              <text:p text:style-name="P98">Incomplete types allow information hiding</text:p>
              <text:list>
                <text:list-item>
                  <text:p text:style-name="P98">stack example</text:p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10-12T17:06:54.752698245</dc:date>
    <meta:editing-duration>P1DT2H25M59S</meta:editing-duration>
    <meta:editing-cycles>32</meta:editing-cycles>
    <meta:document-statistic meta:table-count="0" meta:image-count="0" meta:object-count="0" meta:page-count="16" meta:paragraph-count="432" meta:word-count="3149" meta:character-count="15598" meta:non-whitespace-character-count="13135"/>
  </office:meta>
</office:document-meta>
</file>